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Gentium" svg:font-family="Gentium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Times New Roman" fo:country="US" style:country-asian="SA" style:font-name-asian="Times New Roman" style:font-size-asian="12pt" style:font-weight-asian="bold" style:font-weight-complex="bold"/>
    </style:style>
  </office:automatic-styles>
  <office:body>
    <office:spreadsheet>
      <table:table table:name="Planilha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Scale</text:p>
          </table:table-cell>
          <table:table-cell table:style-name="ce7" office:value-type="string" calcext:value-type="string">
            <text:p>Offset * (-1)</text:p>
          </table:table-cell>
          <table:table-cell table:style-name="ce7" office:value-type="string" calcext:value-type="string">
            <text:p>Lmin</text:p>
          </table:table-cell>
          <table:table-cell table:style-name="ce7" office:value-type="string" calcext:value-type="string">
            <text:p>Lmax</text:p>
          </table:table-cell>
          <table:table-cell table:style-name="ce10" office:value-type="string" calcext:value-type="string">
            <text:p>Banda</text:p>
          </table:table-cell>
        </table:table-row>
        <table:table-row table:style-name="ro1">
          <table:table-cell table:style-name="ce2"/>
          <table:table-cell table:style-name="ce8"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8"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ce8"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style-name="ce8"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8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/>
          <table:table-cell table:style-name="ce8"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/>
          <table:table-cell table:style-name="ce2"/>
          <table:table-cell table:style-name="ce9"/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795877" calcext:value-type="float">
            <text:p>0,00795877</text:p>
          </table:table-cell>
          <table:table-cell office:value-type="float" office:value="-316.972" calcext:value-type="float">
            <text:p>-316,972</text:p>
          </table:table-cell>
          <table:table-cell table:formula="of:=[.A9]*[.B9]" office:value-type="float" office:value="-2.52270724444" calcext:value-type="float">
            <text:p>-2,5227072444</text:p>
          </table:table-cell>
          <table:table-cell table:formula="of:=[.C9] + 32767*[.A9]" office:value-type="float" office:value="258.26230934556" calcext:value-type="float">
            <text:p>258,26230934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492686" calcext:value-type="float">
            <text:p>0,00492686</text:p>
          </table:table-cell>
          <table:table-cell office:value-type="float" office:value="-316.972" calcext:value-type="float">
            <text:p>-316,972</text:p>
          </table:table-cell>
          <table:table-cell table:formula="of:=[.A10]*[.B10]" office:value-type="float" office:value="-1.56167666792" calcext:value-type="float">
            <text:p>-1,5616766679</text:p>
          </table:table-cell>
          <table:table-cell table:formula="of:=[.C10] + 32767*[.A10]" office:value-type="float" office:value="159.87674495208" calcext:value-type="float">
            <text:p>159,87674495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363404" calcext:value-type="float">
            <text:p>0,00363404</text:p>
          </table:table-cell>
          <table:table-cell office:value-type="float" office:value="-316.972" calcext:value-type="float">
            <text:p>-316,972</text:p>
          </table:table-cell>
          <table:table-cell table:formula="of:=[.A11]*[.B11]" office:value-type="float" office:value="-1.15188892688" calcext:value-type="float">
            <text:p>-1,1518889269</text:p>
          </table:table-cell>
          <table:table-cell table:formula="of:=[.C11] + 32767*[.A11]" office:value-type="float" office:value="117.92469975312" calcext:value-type="float">
            <text:p>117,9246997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81856" calcext:value-type="float">
            <text:p>0,00281856</text:p>
          </table:table-cell>
          <table:table-cell office:value-type="float" office:value="-316.972" calcext:value-type="float">
            <text:p>-316,972</text:p>
          </table:table-cell>
          <table:table-cell table:formula="of:=[.A12]*[.B12]" office:value-type="float" office:value="-0.89340460032" calcext:value-type="float">
            <text:p>-0,8934046003</text:p>
          </table:table-cell>
          <table:table-cell table:formula="of:=[.C12] + 32767*[.A12]" office:value-type="float" office:value="91.46235091968" calcext:value-type="float">
            <text:p>91,4623509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224682" calcext:value-type="float">
            <text:p>0,00224682</text:p>
          </table:table-cell>
          <table:table-cell office:value-type="float" office:value="-316.972" calcext:value-type="float">
            <text:p>-316,972</text:p>
          </table:table-cell>
          <table:table-cell table:formula="of:=[.A13]*[.B13]" office:value-type="float" office:value="-0.71217902904" calcext:value-type="float">
            <text:p>-0,712179029</text:p>
          </table:table-cell>
          <table:table-cell table:formula="of:=[.C13] + 32767*[.A13]" office:value-type="float" office:value="72.90937191096" calcext:value-type="float">
            <text:p>72,9093719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112017" calcext:value-type="float">
            <text:p>0,00112017</text:p>
          </table:table-cell>
          <table:table-cell office:value-type="float" office:value="-316.972" calcext:value-type="float">
            <text:p>-316,972</text:p>
          </table:table-cell>
          <table:table-cell table:formula="of:=[.A14]*[.B14]" office:value-type="float" office:value="-0.35506252524" calcext:value-type="float">
            <text:p>-0,3550625252</text:p>
          </table:table-cell>
          <table:table-cell table:formula="of:=[.C14] + 32767*[.A14]" office:value-type="float" office:value="36.34954786476" calcext:value-type="float">
            <text:p>36,3495478648</text:p>
          </table:table-cell>
          <table:table-cell office:value-type="string" calcext:value-type="string">
            <text:p>13 lo</text:p>
          </table:table-cell>
        </table:table-row>
        <table:table-row table:style-name="ro1">
          <table:table-cell office:value-type="float" office:value="0.000833487" calcext:value-type="float">
            <text:p>0,000833487</text:p>
          </table:table-cell>
          <table:table-cell office:value-type="float" office:value="-316.972" calcext:value-type="float">
            <text:p>-316,972</text:p>
          </table:table-cell>
          <table:table-cell table:formula="of:=[.A15]*[.B15]" office:value-type="float" office:value="-0.264192041364" calcext:value-type="float">
            <text:p>-0,2641920414</text:p>
          </table:table-cell>
          <table:table-cell table:formula="of:=[.C15] + 32767*[.A15]" office:value-type="float" office:value="27.046676487636" calcext:value-type="float">
            <text:p>27,0466764876</text:p>
          </table:table-cell>
          <table:table-cell office:value-type="string" calcext:value-type="string">
            <text:p>13 hi</text:p>
          </table:table-cell>
        </table:table-row>
        <table:table-row table:style-name="ro1">
          <table:table-cell office:value-type="float" office:value="0.00110254" calcext:value-type="float">
            <text:p>0,00110254</text:p>
          </table:table-cell>
          <table:table-cell office:value-type="float" office:value="-316.972" calcext:value-type="float">
            <text:p>-316,972</text:p>
          </table:table-cell>
          <table:table-cell table:formula="of:=[.A16]*[.B16]" office:value-type="float" office:value="-0.34947430888" calcext:value-type="float">
            <text:p>-0,3494743089</text:p>
          </table:table-cell>
          <table:table-cell table:formula="of:=[.C16] + 32767*[.A16]" office:value-type="float" office:value="35.77745387112" calcext:value-type="float">
            <text:p>35,7774538711</text:p>
          </table:table-cell>
          <table:table-cell office:value-type="string" calcext:value-type="string">
            <text:p>14 lo</text:p>
          </table:table-cell>
        </table:table-row>
        <table:table-row table:style-name="ro1">
          <table:table-cell office:value-type="float" office:value="0.000614436" calcext:value-type="float">
            <text:p>0,000614436</text:p>
          </table:table-cell>
          <table:table-cell office:value-type="float" office:value="-316.972" calcext:value-type="float">
            <text:p>-316,972</text:p>
          </table:table-cell>
          <table:table-cell table:formula="of:=[.A17]*[.B17]" office:value-type="float" office:value="-0.194759007792" calcext:value-type="float">
            <text:p>-0,1947590078</text:p>
          </table:table-cell>
          <table:table-cell table:formula="of:=[.C17] + 32767*[.A17]" office:value-type="float" office:value="19.938465404208" calcext:value-type="float">
            <text:p>19,9384654042</text:p>
          </table:table-cell>
          <table:table-cell office:value-type="string" calcext:value-type="string">
            <text:p>14 hi</text:p>
          </table:table-cell>
        </table:table-row>
        <table:table-row table:style-name="ro1">
          <table:table-cell office:value-type="float" office:value="0.000929919" calcext:value-type="float">
            <text:p>0,000929919</text:p>
          </table:table-cell>
          <table:table-cell office:value-type="float" office:value="-316.972" calcext:value-type="float">
            <text:p>-316,972</text:p>
          </table:table-cell>
          <table:table-cell table:formula="of:=[.A18]*[.B18]" office:value-type="float" office:value="-0.294758285268" calcext:value-type="float">
            <text:p>-0,2947582853</text:p>
          </table:table-cell>
          <table:table-cell table:formula="of:=[.C18] + 32767*[.A18]" office:value-type="float" office:value="30.175897587732" calcext:value-type="float">
            <text:p>30,1758975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895564" calcext:value-type="float">
            <text:p>0,000895564</text:p>
          </table:table-cell>
          <table:table-cell office:value-type="float" office:value="-316.972" calcext:value-type="float">
            <text:p>-316,972</text:p>
          </table:table-cell>
          <table:table-cell table:formula="of:=[.A19]*[.B19]" office:value-type="float" office:value="-0.283868712208" calcext:value-type="float">
            <text:p>-0,2838687122</text:p>
          </table:table-cell>
          <table:table-cell table:formula="of:=[.C19] + 32767*[.A19]" office:value-type="float" office:value="29.061076875792" calcext:value-type="float">
            <text:p>29,06107687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63277" calcext:value-type="float">
            <text:p>0,00663277</text:p>
          </table:table-cell>
          <table:table-cell office:value-type="float" office:value="-316.972" calcext:value-type="float">
            <text:p>-316,972</text:p>
          </table:table-cell>
          <table:table-cell table:formula="of:=[.A20]*[.B20]" office:value-type="float" office:value="-2.10240237244" calcext:value-type="float">
            <text:p>-2,1024023724</text:p>
          </table:table-cell>
          <table:table-cell table:formula="of:=[.C20] + 32767*[.A20]" office:value-type="float" office:value="215.23357221756" calcext:value-type="float">
            <text:p>215,23357221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0907252" calcext:value-type="float">
            <text:p>0,00907252</text:p>
          </table:table-cell>
          <table:table-cell office:value-type="float" office:value="-316.972" calcext:value-type="float">
            <text:p>-316,972</text:p>
          </table:table-cell>
          <table:table-cell table:formula="of:=[.A21]*[.B21]" office:value-type="float" office:value="-2.87573480944" calcext:value-type="float">
            <text:p>-2,8757348094</text:p>
          </table:table-cell>
          <table:table-cell table:formula="of:=[.C21] + 32767*[.A21]" office:value-type="float" office:value="294.40352803056" calcext:value-type="float">
            <text:p>294,40352803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660929" calcext:value-type="float">
            <text:p>0,00660929</text:p>
          </table:table-cell>
          <table:table-cell office:value-type="float" office:value="-316.972" calcext:value-type="float">
            <text:p>-316,972</text:p>
          </table:table-cell>
          <table:table-cell table:formula="of:=[.A22]*[.B22]" office:value-type="float" office:value="-2.09495986988" calcext:value-type="float">
            <text:p>-2,0949598699</text:p>
          </table:table-cell>
          <table:table-cell table:formula="of:=[.C22] + 32767*[.A22]" office:value-type="float" office:value="214.47164556012" calcext:value-type="float">
            <text:p>214,4716455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0062624" calcext:value-type="float">
            <text:p>0,000062624</text:p>
          </table:table-cell>
          <table:table-cell office:value-type="float" office:value="-2730.58" calcext:value-type="float">
            <text:p>-2730,58</text:p>
          </table:table-cell>
          <table:table-cell table:formula="of:=[.A23]*[.B23]" office:value-type="float" office:value="-0.17099984192" calcext:value-type="float">
            <text:p>-0,1709998419</text:p>
          </table:table-cell>
          <table:table-cell table:formula="of:=[.C23] + 32767*[.A23]" office:value-type="float" office:value="1.88100076608" calcext:value-type="float">
            <text:p>1,88100076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14951" calcext:value-type="float">
            <text:p>0,00314951</text:p>
          </table:table-cell>
          <table:table-cell office:value-type="float" office:value="-2730.58" calcext:value-type="float">
            <text:p>-2730,58</text:p>
          </table:table-cell>
          <table:table-cell table:formula="of:=[.A24]*[.B24]" office:value-type="float" office:value="-8.5999890158" calcext:value-type="float">
            <text:p>-8,5999890158</text:p>
          </table:table-cell>
          <table:table-cell table:formula="of:=[.C24] + 32767*[.A24]" office:value-type="float" office:value="94.6000051542" calcext:value-type="float">
            <text:p>94,60000515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069216" calcext:value-type="float">
            <text:p>0,000069216</text:p>
          </table:table-cell>
          <table:table-cell office:value-type="float" office:value="-2730.58" calcext:value-type="float">
            <text:p>-2730,58</text:p>
          </table:table-cell>
          <table:table-cell table:formula="of:=[.A25]*[.B25]" office:value-type="float" office:value="-0.18899982528" calcext:value-type="float">
            <text:p>-0,1889998253</text:p>
          </table:table-cell>
          <table:table-cell table:formula="of:=[.C25] + 32767*[.A25]" office:value-type="float" office:value="2.07900084672" calcext:value-type="float">
            <text:p>2,0790008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0079104" calcext:value-type="float">
            <text:p>0,000079104</text:p>
          </table:table-cell>
          <table:table-cell office:value-type="float" office:value="-2730.58" calcext:value-type="float">
            <text:p>-2730,58</text:p>
          </table:table-cell>
          <table:table-cell table:formula="of:=[.A26]*[.B26]" office:value-type="float" office:value="-0.21599980032" calcext:value-type="float">
            <text:p>-0,2159998003</text:p>
          </table:table-cell>
          <table:table-cell table:formula="of:=[.C26] + 32767*[.A26]" office:value-type="float" office:value="2.37600096768" calcext:value-type="float">
            <text:p>2,37600096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0315561" calcext:value-type="float">
            <text:p>3,15561E-005</text:p>
          </table:table-cell>
          <table:table-cell office:value-type="float" office:value="-1077.44" calcext:value-type="float">
            <text:p>-1077,44</text:p>
          </table:table-cell>
          <table:table-cell table:formula="of:=[.A27]*[.B27]" office:value-type="float" office:value="-0.033999804384" calcext:value-type="float">
            <text:p>-0,0339998044</text:p>
          </table:table-cell>
          <table:table-cell table:formula="of:=[.C27] + 32767*[.A27]" office:value-type="float" office:value="0.999998924316" calcext:value-type="float">
            <text:p>0,99999892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00563982" calcext:value-type="float">
            <text:p>5,63982E-005</text:p>
          </table:table-cell>
          <table:table-cell office:value-type="float" office:value="-1530.33" calcext:value-type="float">
            <text:p>-1530,33</text:p>
          </table:table-cell>
          <table:table-cell table:formula="of:=[.A28]*[.B28]" office:value-type="float" office:value="-0.086307857406" calcext:value-type="float">
            <text:p>-0,0863078574</text:p>
          </table:table-cell>
          <table:table-cell table:formula="of:=[.C28] + 32767*[.A28]" office:value-type="float" office:value="1.761691961994" calcext:value-type="float">
            <text:p>1,76169196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string" calcext:value-type="string">
            <text:p> <text:span text:style-name="T1">0,00289308</text:span></text:p>
          </table:table-cell>
          <table:table-cell office:value-type="float" office:value="-316.972" calcext:value-type="float">
            <text:p>-316,972</text:p>
          </table:table-cell>
          <table:table-cell table:formula="of:=[.A29]*[.B29]" office:value-type="float" office:value="-0.91702535376" calcext:value-type="float">
            <text:p>-0,9170253538</text:p>
          </table:table-cell>
          <table:table-cell table:formula="of:=[.C29] + 32767*[.A29]" office:value-type="float" office:value="93.88052700624" calcext:value-type="float">
            <text:p>93,88052700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0117557" calcext:value-type="float">
            <text:p>0,000117557</text:p>
          </table:table-cell>
          <table:table-cell office:value-type="float" office:value="-2730.58" calcext:value-type="float">
            <text:p>-2730,58</text:p>
          </table:table-cell>
          <table:table-cell table:formula="of:=[.A30]*[.B30]" office:value-type="float" office:value="-0.32099879306" calcext:value-type="float">
            <text:p>-0,3209987931</text:p>
          </table:table-cell>
          <table:table-cell table:formula="of:=[.C30] + 32767*[.A30]" office:value-type="float" office:value="3.53099142594" calcext:value-type="float">
            <text:p>3,53099142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019245" calcext:value-type="float">
            <text:p>0,00019245</text:p>
          </table:table-cell>
          <table:table-cell office:value-type="float" office:value="-2317.49" calcext:value-type="float">
            <text:p>-2317,49</text:p>
          </table:table-cell>
          <table:table-cell table:formula="of:=[.A31]*[.B31]" office:value-type="float" office:value="-0.4460009505" calcext:value-type="float">
            <text:p>-0,4460009505</text:p>
          </table:table-cell>
          <table:table-cell table:formula="of:=[.C31] + 32767*[.A31]" office:value-type="float" office:value="5.8600081995" calcext:value-type="float">
            <text:p>5,86000819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0532487" calcext:value-type="float">
            <text:p>0,000532487</text:p>
          </table:table-cell>
          <table:table-cell office:value-type="float" office:value="-2730.58" calcext:value-type="float">
            <text:p>-2730,58</text:p>
          </table:table-cell>
          <table:table-cell table:formula="of:=[.A32]*[.B32]" office:value-type="float" office:value="-1.45399835246" calcext:value-type="float">
            <text:p>-1,4539983525</text:p>
          </table:table-cell>
          <table:table-cell table:formula="of:=[.C32] + 32767*[.A32]" office:value-type="float" office:value="15.99400317654" calcext:value-type="float">
            <text:p>15,9940031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0406323" calcext:value-type="float">
            <text:p>0,000406323</text:p>
          </table:table-cell>
          <table:table-cell office:value-type="float" office:value="-1560.33" calcext:value-type="float">
            <text:p>-1560,33</text:p>
          </table:table-cell>
          <table:table-cell table:formula="of:=[.A33]*[.B33]" office:value-type="float" office:value="-0.63399796659" calcext:value-type="float">
            <text:p>-0,6339979666</text:p>
          </table:table-cell>
          <table:table-cell table:formula="of:=[.C33] + 32767*[.A33]" office:value-type="float" office:value="12.67998777441" calcext:value-type="float">
            <text:p>12,6799877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840022" calcext:value-type="float">
            <text:p>0,000840022</text:p>
          </table:table-cell>
          <table:table-cell office:value-type="float" office:value="-1577.34" calcext:value-type="float">
            <text:p>-1577,34</text:p>
          </table:table-cell>
          <table:table-cell table:formula="of:=[.A34]*[.B34]" office:value-type="float" office:value="-1.32500030148" calcext:value-type="float">
            <text:p>-1,3250003015</text:p>
          </table:table-cell>
          <table:table-cell table:formula="of:=[.C34] + 32767*[.A34]" office:value-type="float" office:value="26.20000057252" calcext:value-type="float">
            <text:p>26,20000057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0729698" calcext:value-type="float">
            <text:p>0,000729698</text:p>
          </table:table-cell>
          <table:table-cell office:value-type="float" office:value="-1658.22" calcext:value-type="float">
            <text:p>-1658,22</text:p>
          </table:table-cell>
          <table:table-cell table:formula="of:=[.A35]*[.B35]" office:value-type="float" office:value="-1.20999981756" calcext:value-type="float">
            <text:p>-1,2099998176</text:p>
          </table:table-cell>
          <table:table-cell table:formula="of:=[.C35] + 32767*[.A35]" office:value-type="float" office:value="22.70001454844" calcext:value-type="float">
            <text:p>22,7000145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0262264" calcext:value-type="float">
            <text:p>0,000262264</text:p>
          </table:table-cell>
          <table:table-cell office:value-type="float" office:value="-2501.3" calcext:value-type="float">
            <text:p>-2501,3</text:p>
          </table:table-cell>
          <table:table-cell table:formula="of:=[.A36]*[.B36]" office:value-type="float" office:value="-0.6560009432" calcext:value-type="float">
            <text:p>-0,6560009432</text:p>
          </table:table-cell>
          <table:table-cell table:formula="of:=[.C36] + 32767*[.A36]" office:value-type="float" office:value="7.9376035448" calcext:value-type="float">
            <text:p>7,93760354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00200696" calcext:value-type="float">
            <text:p>0,000200696</text:p>
          </table:table-cell>
          <table:table-cell office:value-type="float" office:value="-2501.3" calcext:value-type="float">
            <text:p>-2501,3</text:p>
          </table:table-cell>
          <table:table-cell table:formula="of:=[.A37]*[.B37]" office:value-type="float" office:value="-0.5020009048" calcext:value-type="float">
            <text:p>-0,5020009048</text:p>
          </table:table-cell>
          <table:table-cell table:formula="of:=[.C37] + 32767*[.A37]" office:value-type="float" office:value="6.0742049272" calcext:value-type="float">
            <text:p>6,07420492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0176708" calcext:value-type="float">
            <text:p>0,000176708</text:p>
          </table:table-cell>
          <table:table-cell office:value-type="float" office:value="-2501.3" calcext:value-type="float">
            <text:p>-2501,3</text:p>
          </table:table-cell>
          <table:table-cell table:formula="of:=[.A38]*[.B38]" office:value-type="float" office:value="-0.4419997204" calcext:value-type="float">
            <text:p>-0,4419997204</text:p>
          </table:table-cell>
          <table:table-cell table:formula="of:=[.C38] + 32767*[.A38]" office:value-type="float" office:value="5.3481913156" calcext:value-type="float">
            <text:p>5,3481913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0118339" calcext:value-type="float">
            <text:p>0,000118339</text:p>
          </table:table-cell>
          <table:table-cell office:value-type="float" office:value="-2501.3" calcext:value-type="float">
            <text:p>-2501,3</text:p>
          </table:table-cell>
          <table:table-cell table:formula="of:=[.A39]*[.B39]" office:value-type="float" office:value="-0.2960013407" calcext:value-type="float">
            <text:p>-0,2960013407</text:p>
          </table:table-cell>
          <table:table-cell table:formula="of:=[.C39] + 32767*[.A39]" office:value-type="float" office:value="3.5816126723" calcext:value-type="float">
            <text:p>3,581612672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Gentium" svg:font-family="Gentium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7:53:15.5862584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09:53.667381587</meta:creation-date>
    <dc:date>2014-11-21T19:00:15.586416908</dc:date>
    <meta:editing-duration>PT1H4M36S</meta:editing-duration>
    <meta:editing-cycles>25</meta:editing-cycles>
    <meta:generator>LibreOffice/4.2.7.2$Linux_X86_64 LibreOffice_project/420m0$Build-2</meta:generator>
    <meta:document-statistic meta:table-count="1" meta:cell-count="167" meta:object-count="0"/>
  </office:meta>
</office:document-meta>
</file>